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Observaciones">
      <style:text-properties officeooo:rsid="008c3e39" officeooo:paragraph-rsid="008c3e39"/>
    </style:style>
    <style:style style:name="P3" style:family="paragraph" style:parent-style-name="Observaciones">
      <style:paragraph-properties fo:text-align="center" style:justify-single-word="false"/>
      <style:text-properties fo:font-size="10pt" officeooo:rsid="0038ca7c" officeooo:paragraph-rsid="0038ca7c" style:font-size-asian="10pt" style:font-size-complex="10pt"/>
    </style:style>
    <style:style style:name="P4" style:family="paragraph" style:parent-style-name="Observaciones">
      <style:text-properties fo:font-size="10pt" officeooo:rsid="008c3e39" officeooo:paragraph-rsid="008c3e39" style:font-size-asian="10pt" style:font-size-complex="10pt"/>
    </style:style>
    <style:style style:name="P5" style:family="paragraph" style:parent-style-name="Subtitle">
      <style:text-properties officeooo:paragraph-rsid="008b2ed6"/>
    </style:style>
    <style:style style:name="P6" style:family="paragraph" style:parent-style-name="Text_20_body">
      <style:text-properties style:font-name="Bitstream Vera Sans" fo:font-size="11pt" officeooo:rsid="0095e1d1" officeooo:paragraph-rsid="0095e1d1" style:font-size-asian="10.5pt"/>
    </style:style>
    <style:style style:name="P7" style:family="paragraph" style:parent-style-name="Text_20_body">
      <style:text-properties officeooo:rsid="00a3ea89" officeooo:paragraph-rsid="00a3ea89"/>
    </style:style>
    <style:style style:name="P8" style:family="paragraph" style:parent-style-name="Encabezado_20_preguntas" style:master-page-name="Standard">
      <style:paragraph-properties style:page-number="auto"/>
      <style:text-properties officeooo:rsid="008b2ed6" officeooo:paragraph-rsid="008b2ed6"/>
    </style:style>
    <style:style style:name="T1" style:family="text">
      <style:text-properties officeooo:rsid="0039a0f5"/>
    </style:style>
    <style:style style:name="T2" style:family="text">
      <style:text-properties fo:color="#b2b2b2" loext:opacity="100%" style:font-name="Liberation Sans2" fo:font-size="9pt" fo:font-weight="bold" officeooo:rsid="009dcedb" style:font-size-asian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8dfacc" style:font-size-asian="10pt" style:font-size-complex="10pt"/>
    </style:style>
    <style:style style:name="T5" style:family="text">
      <style:text-properties fo:font-size="10pt" officeooo:rsid="0038c177" style:font-size-asian="10pt" style:font-size-complex="10pt"/>
    </style:style>
    <style:style style:name="T6" style:family="text">
      <style:text-properties fo:font-size="10pt" officeooo:rsid="005e75bb" style:font-size-asian="10pt" style:font-size-complex="10pt"/>
    </style:style>
    <style:style style:name="T7" style:family="text">
      <style:text-properties officeooo:rsid="00ad67d2"/>
    </style:style>
    <style:style style:name="T8" style:family="text">
      <style:text-properties officeooo:rsid="0038c177"/>
    </style:style>
    <style:style style:name="T9" style:family="text">
      <style:text-properties style:font-name="Liberation Sans" fo:font-size="18pt" fo:font-style="italic" fo:font-weight="bold" officeooo:rsid="00948c36" style:font-name-asian="Arial Unicode MS" style:font-size-asian="18pt" style:font-style-asian="italic" style:font-name-complex="Arial Unicode MS" style:font-size-complex="18pt" style:font-style-complex="italic"/>
    </style:style>
    <style:style style:name="T10" style:family="text">
      <style:text-properties style:font-name="Liberation Sans" fo:font-size="18pt" fo:font-style="italic" fo:font-weight="bold" officeooo:rsid="008b2ed6" style:font-name-asian="Arial Unicode MS" style:font-size-asian="18pt" style:font-style-asian="italic" style:font-name-complex="Arial Unicode MS" style:font-size-complex="18pt" style:font-style-complex="italic"/>
    </style:style>
    <style:style style:name="T11" style:family="text">
      <style:text-properties style:font-name="Liberation Sans" fo:font-size="18pt" fo:font-style="italic" fo:font-weight="bold" officeooo:rsid="00a3ea89" style:font-name-asian="Arial Unicode MS" style:font-size-asian="18pt" style:font-style-asian="italic" style:font-name-complex="Arial Unicode MS" style:font-size-complex="18pt" style:font-style-complex="italic"/>
    </style:style>
    <style:style style:name="T12" style:family="text">
      <style:text-properties fo:color="#6600cc" loext:opacity="100%" style:font-name="Liberation Sans" fo:font-size="14pt" fo:font-weight="bold" officeooo:rsid="009cd31f" style:font-name-asian="Arial Unicode MS" style:font-size-asian="14pt" style:font-weight-asian="bold" style:font-name-complex="Arial Unicode MS" style:font-size-complex="14pt" style:font-weight-complex="bold"/>
    </style:style>
    <style:style style:name="T13" style:family="text">
      <style:text-properties fo:color="#6600cc" loext:opacity="100%" style:font-name="Bitstream Vera Sans1" fo:font-size="14pt" fo:font-weight="bold" style:font-name-asian="Arial Unicode MS" style:font-size-asian="14pt" style:font-name-complex="Arial Unicode MS" style:font-size-complex="14pt"/>
    </style:style>
    <style:style style:name="T14" style:family="text">
      <style:text-properties fo:color="#6600cc" loext:opacity="100%" style:font-name="Bitstream Vera Sans1" fo:font-size="14pt" fo:font-weight="bold" officeooo:rsid="00a6b768" style:font-name-asian="Arial Unicode MS" style:font-size-asian="14pt" style:font-name-complex="Arial Unicode MS" style:font-size-complex="14pt"/>
    </style:style>
    <style:style style:name="T15" style:family="text">
      <style:text-properties officeooo:rsid="00a3ea89"/>
    </style:style>
    <style:style style:name="T16" style:family="text">
      <style:text-properties officeooo:rsid="00a513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4">De</text:span><text:span text:style-name="T13">scripción</text:span></text:p>
      <text:p text:style-name="P6">En esta práctica vas a <text:span text:style-name="T15">completar la práctica anterior añadiendo los estilos que se describen en el siguiente apartado.</text:span></text:p>
      <text:h text:style-name="Heading_20_3" text:outline-level="3">Crea el fichero de <text:span text:style-name="T12">estilos</text:span></text:h>
      <text:p text:style-name="P7">Añade las reglas necesarias a tu fichero de estilos en CSS3 para conseguir que:</text:p>
      <text:p text:style-name="P7">- Los párrafos de la página inicial sean de color azul.</text:p>
      <text:p text:style-name="P7">- Los encabezados h1 y h2 de la página inicial tengan una sombra arriba a la izquierda de color gris con un difuminado de 5px.</text:p>
      <text:p text:style-name="P7">- Los párrafos de la página de ciclismo sean de color rojo y alineados de forma justificada.</text:p>
      <text:p text:style-name="P7">- Los párrafos de la página de escalada sean de color verde y alineados de forma centrada.</text:p>
      <text:p text:style-name="P7">- <text:span text:style-name="T16">Todo el texto que hay en el &lt;footer&gt; debe estar en negrita, gris oscuro y de 10px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Hindi" svg:font-family="'Lohit Hindi'" style:font-family-generic="roman"/>
    <style:font-face style:name="Courier New" svg:font-family="'Courier New'" style:font-family-generic="modern" style:font-pitch="fixed"/>
    <style:font-face style:name="FreeMono" svg:font-family="FreeMono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1" svg:font-family="'Bitstream Vera Sans'" style:font-adornments="Negrita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Cursiva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9cm" fo:margin-bottom="0.199cm" style:contextual-spacing="false" fo:text-align="justify" style:justify-single-word="false" style:shadow="none"/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9cm" fo:margin-bottom="0.199cm" style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 style:master-page-name="">
      <style:paragraph-properties fo:margin-left="4.001cm" fo:margin-right="0cm" fo:margin-top="0cm" fo:margin-bottom="0.499cm" style:contextual-spacing="false" fo:text-indent="0cm" style:auto-text-indent="false" style:page-number="auto" fo:padding="0.049cm" fo:border-left="2.01pt solid #999999" fo:border-right="none" fo:border-top="none" fo:border-bottom="none"/>
      <style:text-properties fo:color="#999999" loext:opacity="100%"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eeeeee" draw:opacity="100%"/>
      <style:paragraph-properties fo:margin-top="0.101cm" fo:margin-bottom="0.101cm" style:contextual-spacing="false" fo:text-align="center" style:justify-single-word="false" fo:background-color="#eeeeee" fo:padding-left="0cm" fo:padding-right="0cm" fo:padding-top="0.15cm" fo:padding-bottom="0cm" fo:border-left="none" fo:border-right="none" fo:border-top="0.06pt solid #eeeeee" fo:border-bottom="none"/>
      <style:text-properties fo:color="#6600cc" loext:opacity="100%" style:font-name="Liberation Sans" fo:font-family="'Liberation Sans'" style:font-style-name="Negrita" style:font-family-generic="swiss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loext:graphic-properties draw:fill="solid" draw:fill-color="#eeeeee" draw:opacity="100%"/>
      <style:paragraph-properties fo:margin-top="0cm" fo:margin-bottom="0.4cm" style:contextual-spacing="false" fo:text-align="center" style:justify-single-word="false" style:page-number="auto" fo:background-color="#eeeeee" fo:padding="0.101cm" fo:border-left="none" fo:border-right="none" fo:border-top="none" fo:border-bottom="0.06pt solid #eeeeee">
        <style:tab-stops/>
      </style:paragraph-properties>
      <style:text-properties style:font-name="Liberation Sans" fo:font-family="'Liberation Sans'" style:font-style-name="Negrita" style:font-family-generic="swiss" style:font-pitch="variable" fo:font-size="18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0cm" fo:margin-top="0.423cm" fo:margin-bottom="0.212cm" style:contextual-spacing="false" fo:text-indent="0cm" style:auto-text-indent="false" fo:padding="0.049cm" fo:border-left="none" fo:border-right="none" fo:border-top="none" fo:border-bottom="0.74pt solid #b2b2b2" style:shadow="none" text:number-lines="true" text:line-number="1"/>
      <style:text-properties fo:color="#6600cc" loext:opacity="100%" style:font-name="Liberation Sans" fo:font-family="'Liberation Sans'" style:font-style-name="Negrita" style:font-family-generic="swiss" style:font-pitch="variable" fo:font-size="12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15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101cm" style:contextual-spacing="false"/>
      <style:text-properties fo:color="#6600cc" loext:opacity="100%" style:font-name="Liberation Sans" fo:font-family="'Liberation Sans'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Observaciones" style:family="paragraph" style:parent-style-name="Standard">
      <loext:graphic-properties draw:fill="solid" draw:fill-color="#eeeeee" draw:opacity="100%"/>
      <style:paragraph-properties fo:margin-top="0cm" fo:margin-bottom="0.049cm" style:contextual-spacing="false" fo:background-color="#eeeeee" fo:padding="0.15cm" fo:border-left="2.24pt solid #b2b2b2" fo:border-right="0.06pt solid #ffffff" fo:border-top="0.06pt solid #ffffff" fo:border-bottom="0.06pt solid #ffffff" style:shadow="none"/>
      <style:text-properties fo:font-size="9.5pt" officeooo:rsid="0011dc85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5cm" fo:margin-bottom="0.101cm" style:contextual-spacing="false"/>
      <style:text-properties fo:color="#666666" loext:opacity="100%" style:font-name="Liberation Sans" fo:font-family="'Liberation Sans'" style:font-style-name="Negrita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049cm" fo:margin-bottom="0cm" style:contextual-spacing="false" fo:text-align="start" style:justify-single-word="false"/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jercicios_20_1" style:display-name="Ejercicios 1" style:family="paragraph" style:parent-style-name="Standard" style:nex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background-color="#eeeeee" fo:padding="0.049cm" fo:border-left="0.2pt solid #dddddd" fo:border-right="none" fo:border-top="none" fo:border-bottom="0.2pt solid #dddddd"/>
      <style:text-properties fo:color="#ff420e" loext:opacity="100%" fo:font-size="12pt" fo:font-weight="bold" style:font-size-asian="10.5pt"/>
    </style:style>
    <style:style style:name="Illustration" style:family="paragraph" style:parent-style-name="Caption" style:class="extra">
      <style:paragraph-properties fo:margin-top="0cm" fo:margin-bottom="0.101cm" style:contextual-spacing="false" fo:text-align="justify" style:justify-single-word="false"/>
      <style:text-properties fo:color="#666666" loext:opacity="100%" fo:font-size="8pt" fo:font-style="normal"/>
    </style:style>
    <style:style style:name="Ejercicios_20_2" style:display-name="Ejercicios 2" style:family="paragraph" style:parent-style-name="Ejercicios_20_1" style:next-style-name="Standard">
      <style:paragraph-properties fo:padding="0cm" fo:border="none"/>
      <style:text-properties fo:font-size="14pt" style:font-size-asian="10.5pt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b2b2b2" loext:opacity="100%" style:font-name="Liberation Sans2" fo:font-family="'Liberation Sans'" style:font-style-name="Normal" style:font-family-generic="swiss" style:font-pitch="variable" fo:font-size="9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.049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jercicios" style:family="paragraph" style:parent-style-name="Standard" style:class="text">
      <loext:graphic-properties draw:fill="solid" draw:fill-color="#eeeeee" draw:fill-image-width="0cm" draw:fill-image-height="0cm"/>
      <style:paragraph-properties fo:margin-top="0.3cm" fo:margin-bottom="0.15cm" style:contextual-spacing="false" fo:text-align="justify" style:justify-single-word="false" fo:background-color="#eeeeee" fo:padding="0.049cm" fo:border-left="0.99pt solid #666666" fo:border-right="none" fo:border-top="none" fo:border-bottom="0.99pt solid #666666" style:shadow="none"/>
      <style:text-properties fo:color="#ff420e" loext:opacity="100%" style:font-name="Liberation Sans" fo:font-family="'Liberation Sans'" style:font-style-name="Negrita" style:font-family-generic="swiss" style:font-pitch="variable" fo:font-size="12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Sin_20_título1" style:display-name="Sin título1" style:family="paragraph" style:parent-style-name="Text_20_body">
      <style:text-properties fo:color="#000000" loext:opacity="100%" style:font-size-asian="10.5pt"/>
    </style:style>
    <style:style style:name="Encabezado_20_preguntas" style:display-name="Encabezado preguntas" style:family="paragraph" style:parent-style-name="Heading" style:master-page-name="">
      <style:paragraph-properties style:page-number="auto" fo:padding="0.049cm" fo:border-left="none" fo:border-right="none" fo:border-top="none" fo:border-bottom="0.06pt solid #000000"/>
      <style:text-properties fo:color="#6600cc" loext:opacity="100%" style:font-name="Bitstream Vera Sans1" fo:font-family="'Bitstream Vera Sans'" style:font-style-name="Negrita" style:font-family-generic="swiss" style:font-pitch="variable" fo:font-weight="bold"/>
    </style:style>
    <style:style style:name="Sin_20_título2" style:display-name="Sin título2" style:family="paragraph" style:parent-style-name="Encabezado_20_preguntas">
      <style:text-properties style:font-name="Bitstream Vera Sans1" fo:font-family="'Bitstream Vera Sans'" style:font-style-name="Negrita" style:font-family-generic="swiss" style:font-pitch="variable"/>
    </style:style>
    <style:style style:name="Código" style:family="paragraph" style:parent-style-name="Standard">
      <loext:graphic-properties draw:fill="solid" draw:fill-color="#ffffcc" draw:fill-image-width="0cm" draw:fill-image-height="0cm"/>
      <style:paragraph-properties fo:text-align="start" style:justify-single-word="false" fo:background-color="#ffffcc" fo:padding="0.199cm" fo:border="0.99pt solid #000000"/>
      <style:text-properties style:font-name="FreeMono" fo:font-family="FreeMono" style:font-style-name="Normal" style:font-family-generic="modern" style:font-pitch="fixed" style:font-size-asian="10.5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parent-style-name="DNA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8" style:display-name="DNA~LT~Gliederung 8" style:family="paragraph" style:parent-style-name="DNA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7" style:display-name="DNA~LT~Gliederung 7" style:family="paragraph" style:parent-style-name="DNA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6" style:display-name="DNA~LT~Gliederung 6" style:family="paragraph" style:parent-style-name="DNA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5" style:display-name="DNA~LT~Gliederung 5" style:family="paragraph" style:parent-style-name="DNA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4" style:display-name="DNA~LT~Gliederung 4" style:family="paragraph" style:parent-style-name="DNA_7e_LT_7e_Gliederung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NA_7e_LT_7e_Gliederung_20_3" style:display-name="DNA~LT~Gliederung 3" style:family="paragraph" style:parent-style-name="DNA_7e_LT_7e_Gliederung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NA_7e_LT_7e_Gliederung_20_2" style:display-name="DNA~LT~Gliederung 2" style:family="paragraph" style:parent-style-name="DNA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family="'Lohit Hindi'" style:font-family-generic="roman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Lohit Hindi" fo:font-family="'Lohit Hind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Predeterminado_7e_LT_7e_Notizen" style:display-name="Predeterminad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Numbering_20_Symbols" style:display-name="Numbering Symbols" style:family="text">
      <style:text-properties fo:color="#6600cc" loext:opacity="100%" style:font-name="Liberation Sans" fo:font-family="'Liberation Sans'" style:font-style-name="Negrita" style:font-family-generic="swiss" style:font-pitch="variable" fo:font-weight="bold" style:font-size-asian="10.5pt" loext:shadow="none"/>
    </style:style>
    <style:style style:name="Internet_20_link" style:display-name="Internet link" style:family="text">
      <style:text-properties fo:color="#0000ff" loext:opacity="100%" style:font-name="Bitstream Vera Sans" fo:font-family="'Bitstream Vera Sans'" style:font-style-name="Roman" style:font-family-generic="swiss" style:font-pitch="variable" fo:font-size="11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ff" loext:opacity="100%" style:font-name="Liberation Sans2" fo:font-family="'Liberation Sans'" style:font-style-name="Normal" style:font-family-generic="swiss" style:font-pitch="variable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Source_20_Text" style:display-name="Source Text" style:family="text">
      <style:text-properties fo:color="#1c1c1c" loext:opacity="100%" style:font-name="Liberation Mono" fo:font-family="'Liberation Mono'" style:font-family-generic="modern" style:font-pitch="fixed" fo:font-size="10.5pt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Encabezado_20_1_20_subtítulo" style:display-name="Encabezado 1 subtítulo" style:family="text">
      <style:text-properties fo:color="#333333" loext:opacity="100%" style:font-name="Liberation Sans" fo:font-family="'Liberation Sans'" style:font-style-name="Negrita" style:font-family-generic="swiss" style:font-pitch="variable" fo:font-weight="bold" fo:background-color="transparent" style:font-size-asian="10.5pt" loext:shadow="none"/>
    </style:style>
    <style:style style:name="Footnote_20_Symbol" style:display-name="Foot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Page_20_Number" style:display-name="Page Number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Drop_20_Caps" style:display-name="Drop Caps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font-name="Liberation Sans2" fo:font-family="'Liberation Sans'" style:font-style-name="Normal" style:font-family-generic="swiss" style:font-pitch="variable" style:text-underline-style="dotted" style:text-underline-width="auto" style:text-underline-color="font-color" style:font-size-asian="10.5pt"/>
    </style:style>
    <style:style style:name="Index_20_Link" style:display-name="Index Link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Endnote_20_Symbol" style:display-name="Endnote Symbol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Line_20_numbering" style:display-name="Line numbering" style:family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Main_20_index_20_entry" style:display-name="Main index entry" style:family="text">
      <style:text-properties style:font-name="Liberation Sans" fo:font-family="'Liberation Sans'" style:font-style-name="Negrita" style:font-family-generic="swiss" style:font-pitch="variable" fo:font-weight="bold" style:font-size-asian="10.5pt" style:font-weight-asian="bold" style:font-weight-complex="bold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Endnote_20_anchor" style:display-name="Endnote anchor" style:family="text">
      <style:text-properties style:text-position="super 58%" style:font-name="Liberation Sans2" fo:font-family="'Liberation Sans'" style:font-style-name="Normal" style:font-family-generic="swiss" style:font-pitch="variable" style:font-size-asian="10.5pt"/>
    </style:style>
    <style:style style:name="Rubies" style:family="text">
      <style:text-properties style:font-name="Liberation Sans2" fo:font-family="'Liberation Sans'" style:font-style-name="Normal" style:font-family-generic="swiss" style:font-pitch="variable"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Liberation Sans2" fo:font-family="'Liberation Sans'" style:font-style-name="Normal" style:font-family-generic="swiss" style:font-pitch="variable" style:font-size-asian="10.5pt" style:text-rotation-angle="90" style:text-rotation-scale="line-height"/>
    </style:style>
    <style:style style:name="Emphasis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Citation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Liberation Sans3" fo:font-family="'Liberation Sans'" style:font-style-name="Cursiva" style:font-family-generic="swiss" style:font-pitch="variable" fo:font-style="italic" style:font-size-asian="10.5pt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fo:margin-left="0.199cm" fo:margin-right="0.199cm" fo:margin-top="0.15cm" fo:margin-bottom="0.15cm" style:wrap="left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space" fo:text-indent="-0.76cm" fo:margin-left="0.76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fo:font-family="Arial" style:font-style-name="Regular" style:font-family-generic="swiss"/>
      </text:list-level-style-bullet>
      <text:list-level-style-bullet text:level="2" text:style-name="Numbering_20_Symbols" text:bullet-char="●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fo:font-family="Arial" style:font-style-name="Regular" style:font-family-generic="swiss"/>
      </text:list-level-style-bullet>
      <text:list-level-style-bullet text:level="3" text:style-name="Numbering_20_Symbols" text:bullet-char="●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fo:font-family="Arial" style:font-style-name="Regular" style:font-family-generic="swiss"/>
      </text:list-level-style-bullet>
      <text:list-level-style-bullet text:level="4" text:style-name="Numbering_20_Symbols" text:bullet-char="●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fo:font-family="Arial" style:font-style-name="Regular" style:font-family-generic="swiss"/>
      </text:list-level-style-bullet>
      <text:list-level-style-bullet text:level="5" text:style-name="Numbering_20_Symbols" text:bullet-char="●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fo:font-family="Arial" style:font-style-name="Regular" style:font-family-generic="swiss"/>
      </text:list-level-style-bullet>
      <text:list-level-style-bullet text:level="6" text:style-name="Numbering_20_Symbols" text:bullet-char="●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fo:font-family="Arial" style:font-style-name="Regular" style:font-family-generic="swiss"/>
      </text:list-level-style-bullet>
      <text:list-level-style-bullet text:level="7" text:style-name="Numbering_20_Symbols" text:bullet-char="●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fo:font-family="Arial" style:font-style-name="Regular" style:font-family-generic="swiss"/>
      </text:list-level-style-bullet>
      <text:list-level-style-bullet text:level="8" text:style-name="Numbering_20_Symbols" text:bullet-char="●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fo:font-family="Arial" style:font-style-name="Regular" style:font-family-generic="swiss"/>
      </text:list-level-style-bullet>
      <text:list-level-style-bullet text:level="9" text:style-name="Numbering_20_Symbols" text:bullet-char="●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fo:font-family="Arial" style:font-style-name="Regular" style:font-family-generic="swiss"/>
      </text:list-level-style-bullet>
      <text:list-level-style-bullet text:level="10" text:style-name="Numbering_20_Symbols" text:bullet-char="●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fo:font-family="Arial" style:font-style-name="Regular" style:font-family-generic="swiss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ción_20_1_20_letras" style:display-name="Numeración 1 letras">
      <text:list-level-style-number text:level="1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0.559cm" fo:text-indent="-0.559cm" fo:margin-left="0.559cm"/>
        </style:list-level-properties>
      </text:list-level-style-number>
      <text:list-level-style-number text:level="2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.54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false"/>
      </style:header-style>
      <style:footer-style>
        <style:header-footer-properties fo:min-height="0.50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IES La Encantá<text:tab/><text:tab/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2-12T16:51:53.052670000</meta:creation-date>
    <dc:date>2023-10-03T20:31:27.177000000</dc:date>
    <meta:editing-duration>PT17H19M4S</meta:editing-duration>
    <meta:editing-cycles>14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0" meta:word-count="132" meta:character-count="701" meta:non-whitespace-character-count="578"/>
  </office:meta>
</office:document-meta>
</file>